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text-align="center"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se41dknfhdxe"/>Cygnus na Pomorzu</text:p>
      <text:p text:style-name="P1"><text:bookmark text:name="h.3r0xtvp7huaj"/>Łabuńdzie nawiedzają Tribrony</text:p>
      <text:p text:style-name="P2"/>
      <text:p text:style-name="P2">Fluttermeet w Gdańsku, zaplanowany przez Tribrony na dzień 13 czerwca, był dla mnie jednym z najfajniejszych wydarzeń jakie mnie spotkały przez cały swój fandomowy żywot. </text:p>
      <text:p text:style-name="P2"/>
      <text:p text:style-name="P2">Przygnieciony życiem i ogólnie jakimś takim weltszmercem pokaźnych rozmiarów, jak zwykle przeglądałem Facebooka w poszukiwaniu rzeczy, które mogą umilić mi czas. Tak natrafiłem na to wydarzenie. Oprócz zwykłego meeta, Tribronies urządzali też walne zgromadzenie swojej organizacji. Zaciekawiło mnie to prywatnie. Decyzja, czy jechać, czy gnić we Wrocławiu, została podjęta w kilka chwil i właściwie natychmiast poleciałem jak na skrzydłach do Biura Obsługi Klienta (nauczony doświadczeniem z Pyrkonu, chętnych i ciekawych odsyłam do mojej relacji), tam prosząc o miejsce w wagonie bezprzedziałowym pociągu typu „InterCity”. Otrzymawszy je na około dobę przed odjazdem, po raz kolejny przekonałem się, że Bóg mnie kocha.</text:p>
      <text:p text:style-name="P2"/>
      <text:p text:style-name="P2">Notka: PKP ostatnio wprowadziło nowe zróżnicowanie pociągów: składy obfite w stare wagony to TLK, nowymi wagonami wożą się pasażerowie IC, ekspresy są na poziomie EIC, zaś słynne Pendolino to już EIP. Teraz już wiecie, czym będziecie wiezieni na kolejnego meeta.</text:p>
      <text:p text:style-name="P2"/>
      <text:p text:style-name="P2">Zdrowy rozsądek nakazywał przed odjazdem się zdrzemnąć. Takoż zrobiłem, żeby nie zamulać potem w pociągu i na meecie. Następnie wszystko poszło „jak zwykle” – wstałem, ubrałem się, poszedłem na tramwaj, potem na stację, na peron i wsiadłem do pociągu. Nie byłbym jednak sobą, gdybym nie wtrącił tu czegoś o swoich uczuciach. Cóż – okazuje się, że kocham morze. Z nim wiążą się jedne z moich najpiękniejszych wspomnień mojego życia – beztroskie wakacje, czy to z dziadkami, czy z rodzicami. Do Trójmiasta zaś mam już sentyment. Po prostu.</text:p>
      <text:p text:style-name="P2"/>
      <text:p text:style-name="P2">Tak czy siak – dostałem miejsce przy oknie i to zgodnie z kierunkiem jazdy. Nie mogłem chyba lepiej trafić, zwłaszcza że przede mną była perspektywa siedmiogodzinnej podróży z Wrocławia Głównego przez Poznań, Bydgoszcz aż do Gdańska Wrzeszcz. Wybierając akurat takie miejsce, miałem wspaniałe widoki. Siedzenie było nadzwyczaj wygodne, zaś współpasażerowie nie byli nazbyt stręczycielscy. Siedzenie w ostatnim wagonie w zasadzie ma dużo plusów. Na przykład można na zakrętach zobaczyć lokomotywę i trochę wagonów, zaś z tyłu pociągu można mieć widok na to, co już za nami. Wpadłem gdzieś koło Tczewa na pomysł, żeby się przejść do WARSu. Ot, głodny byłem, myślę sobie naiwny, że coś kupię i będzie ok. BOŻE MÓJ. ZA PIEROGI ŻĄDAJĄ 9 ZŁOTYCH. Zobaczyłem te ceny, gdzie paróweczki kosztowały 20 złotych, a wykwintne dania to już nawet nie wspomnę, i chwilę później szybkim krokiem powróciłem na swoje miejsce, myśląc o tym, jak bardzo jestem biedny. Ja rozumiem, że ten słynny hajs musi się zgadzać, ale no weźcie się kuźwa ogarnijcie, bo nikt tego nie kupuje.</text:p>
      <text:p text:style-name="P2"/>
      <text:p text:style-name="P2">Na szczęście był to Tczew. Niebawem miałem wyjść z pociągu i pobiec do Galerii Pomorskiej, by przekąsić małe co-nieco w Burger Kingu. Napełniony ścierwem pojechałem (po małych problemach z ogarnięciem trójmiejskiego MPK) na miejsce meeta. Wiecie, są takie miejsca na <text:soft-page-break/>ziemi, i każdy takie miejsca ma, do których chce wracać, zwłaszcza jeśli działy i dzieją się tam rzeczy, których z powodu ich odczucia nikt nie zapomina. Szkoła, w której był ten meet i walne zgromadzenie, była jednym z tych miejsc. Ta sama linia, co kiedyś, ten sam autobus, co kiedyś, ten sam przystanek, co kiedyś, ten sam McDonald w tym samym miejscu. Ta sama dróżka w dół do tego samego kompleksu kościół-szkoła. Wspomnienia z Ambermeeta były jak żywe. Miałem lekki problem ze znalezieniem miejsca, gdzie dokładnie wszystko się działo, ale mój cygnozmysł w końcu naprowadził mnie na dobrą drogę i tak wpadłem pod koniec zgromadzenia Tribrony. Zobaczyłem na własne oczy życie tej grupy i muszę powiedzieć – pełen szacunek. O ile wcześniej wydawało mi się, że to w sumie i tak jest wszystko na niby, o tyle widząc na własne oczy życie stowarzyszenia, zmieniłem zdanie i nabrałem mnóstwo szacunku. Poznałem też Sipera, mojego nieodżałowanego druha z MLPPolska, którego pozdrawiam serdecznie i przypominam, że będzie płacił gruby hajs na mój zasiłek dla bezrobotnych.</text:p>
      <text:p text:style-name="P2"/>
      <text:p text:style-name="P2">Później było karaoke, rozmowy z wszelakimi kucami trójmiejskimi (Irwin, Skradacz, Azbest i Spidi included). Zdarłem sobie głos, co świadczy tylko o dobrej zabawie. Ogólnie także czułem się jak u siebie. Tak. 600 kilometrów od domu czułem, że tu jest moje miejsce. To miłe, muszę wam powiedzieć. Meet był także szczególny z jednego powodu – to w tę sobotę 13 czerwca wyemitowano 100 odcinek MLP. Oglądałem go razem z meetem i muszę przyznać – atmosfera była niesamowita. Cóż mogę rzec – tak to jest, jak się jest u siebie wśród swoich. Meet miał się powoli ku końcowi, toteż postanowiliśmy, że zdając salę około godziny po planowanym końcu meetu, idziemy na plażę. To był główny cel przyjazdu – nie właściwie sam meet, co możliwość zanurzenia nóg w Bałtyku. Oczywiście posiadówkę na plaży należało odpowiednio urozmaicić odpowiednimi napojami. Cóż, ja nic nie kupowałem, mi było fajnie i bez odpowiednich płynów. Trolejbus – ten nick należy zapamiętać, bo to gość, dzięki któremu nie zwariowałem i dotarłem wszędzie bez problemu. Bo jeszcze się nie chwaliłem, ale po około 15-letniej przerwie jechałem SKMką. Tyle się zmieniło. A jak fajnie było patrzeć na stare nazwy stacji, które widziało się kiedyś z plastikowego, czerwonego siedzienia w „kiblu”, a wtedy takie odnowione i pyszne swym pięknem doprawionym moimi wspomnieniami. Spidiemu wiszę jeszcze kasę za bilety na SKM, pamiętam o tym i kiedyś mu oddam. Na pewno. Posiadówka późnym wieczorem/nocą na plaży była wspaniała, nie tylko dzięki towarzystwu, ale i dzięki mojej próbie dokopania się do wody kilka metrów od brzegu. Nie udało mi się.</text:p>
      <text:p text:style-name="P2"/>
      <text:p text:style-name="P2">Cóż. Sprawa noclegów to chyba coś, co najbardziej mnie zaskoczyło. Zazwyczaj kiedy proszę o nocleg, spotykam się z odmową z tak różnych przyczyn, że trudno wspomnieć wszystkie. Zaś Tribrony… Cóż. Spidi kombinował ze wszystkim, byle tylko gościowi było dobrze. Brawo Spidi, swój człowiek. Nocowałem zaś u Fullsounda. Odpłynąłem już na początku „afterka”, ale nie przejmowałem się tym zbytnio. Zaś za te stare modele statków bym zabił, tak mi się podobały. Przespałem nawet moment rozdawania materaców. Nie żałowałem jednak niczego, bowiem wyspałem się i było mi dobrze nawet wtulonemu w dużego pluszowego miśka.</text:p>
      <text:p text:style-name="P2"/>
      <text:p text:style-name="P2">Niedziela zaś była duszna i pochmurna. Była też dniem powrotu do szarej rzeczywistości, jednak mimo wszystko jakoś jednak jaśniejszej niż przedtem. Z domu Fullsounda poszedłem już prawie sam, jako jeden z trzech jego gości. Poszedłem na stację Gdynia Główna kupić bilet na kolejny pociąg klasy IC, co mi się udało (też Cię kocham, Boże). Głodny poszedłem do <text:soft-page-break/>Subway’a. Cholernie drogie i cholernie dobre kanapki. Później za punkt obowiązkowy postawiłem sobie odwiedzenie skweru Kościuszki i całego mola znajdującego się obok Sea Towers. O tak, to było coś. Atmosfera zielonych szkół i kolonii była wyczuwalna za każdym razem, kiedy mijało się budkę z goframi lub pamiątkami. Kupiłem nawet trzy pocztówki i wysłałem do domu! A poza tym? Piękny statek wycieczkowy stylizowany na galeon. Nie miałem już kasy na wycieczkę, więc niestety mogłem tylko patrzeć, jak odpływa na swą trasę.</text:p>
      <text:p text:style-name="P2"/>
      <text:p text:style-name="P2">Finał tej podróży raczej linearny – poczta (wysłanie kartek), stacja PKP, zadokowanie w McDonaldzie, oczekiwanie na pociąg, małe co-nieco, wejscie do pociągu, podróż z powrotem. Mógłbym wiele jeszcze napisać, wieloma uczuciami się z wami podzielić, jednak sądzę, że nie wszystko jest przeznaczone dla innych. Nie zrozumcie mnie źle, po prostu chcę, żeby niektóre rzeczy pozostały nieskażone opinią innych. Choć jeśli jesteście ciekawi – znajdziecie mnie, możecie zawsze zapytać.</text:p>
      <text:p text:style-name="P2"/>
      <text:p text:style-name="P2"><text:a xlink:type="simple" xlink:href="https://puu.sh/iAmy9/6043b3833c.JPG" text:style-name="Internet_20_link" text:visited-style-name="Visited_20_Internet_20_Link">https</text:a><text:a xlink:type="simple" xlink:href="https://puu.sh/iAmy9/6043b3833c.JPG" text:style-name="Internet_20_link" text:visited-style-name="Visited_20_Internet_20_Link">://</text:a><text:a xlink:type="simple" xlink:href="https://puu.sh/iAmy9/6043b3833c.JPG" text:style-name="Internet_20_link" text:visited-style-name="Visited_20_Internet_20_Link">puu</text:a><text:a xlink:type="simple" xlink:href="https://puu.sh/iAmy9/6043b3833c.JPG" text:style-name="Internet_20_link" text:visited-style-name="Visited_20_Internet_20_Link">.</text:a><text:a xlink:type="simple" xlink:href="https://puu.sh/iAmy9/6043b3833c.JPG" text:style-name="Internet_20_link" text:visited-style-name="Visited_20_Internet_20_Link">sh</text:a><text:a xlink:type="simple" xlink:href="https://puu.sh/iAmy9/6043b3833c.JPG" text:style-name="Internet_20_link" text:visited-style-name="Visited_20_Internet_20_Link">/</text:a><text:a xlink:type="simple" xlink:href="https://puu.sh/iAmy9/6043b3833c.JPG" text:style-name="Internet_20_link" text:visited-style-name="Visited_20_Internet_20_Link">iAmy</text:a><text:a xlink:type="simple" xlink:href="https://puu.sh/iAmy9/6043b3833c.JPG" text:style-name="Internet_20_link" text:visited-style-name="Visited_20_Internet_20_Link">9/6043</text:a><text:a xlink:type="simple" xlink:href="https://puu.sh/iAmy9/6043b3833c.JPG" text:style-name="Internet_20_link" text:visited-style-name="Visited_20_Internet_20_Link">b</text:a><text:a xlink:type="simple" xlink:href="https://puu.sh/iAmy9/6043b3833c.JPG" text:style-name="Internet_20_link" text:visited-style-name="Visited_20_Internet_20_Link">3833</text:a><text:a xlink:type="simple" xlink:href="https://puu.sh/iAmy9/6043b3833c.JPG" text:style-name="Internet_20_link" text:visited-style-name="Visited_20_Internet_20_Link">c</text:a><text:a xlink:type="simple" xlink:href="https://puu.sh/iAmy9/6043b3833c.JPG" text:style-name="Internet_20_link" text:visited-style-name="Visited_20_Internet_20_Link">.</text:a><text:a xlink:type="simple" xlink:href="https://puu.sh/iAmy9/6043b3833c.JPG" text:style-name="Internet_20_link" text:visited-style-name="Visited_20_Internet_20_Link">JPG</text:a> baner</text:p>
      <text:p text:style-name="P2"/>
      <text:p text:style-name="P2"><text:a xlink:type="simple" xlink:href="https://puu.sh/iAn1Y/3135e8cc8d.JPG" text:style-name="Internet_20_link" text:visited-style-name="Visited_20_Internet_20_Link">https</text:a><text:a xlink:type="simple" xlink:href="https://puu.sh/iAn1Y/3135e8cc8d.JPG" text:style-name="Internet_20_link" text:visited-style-name="Visited_20_Internet_20_Link">://</text:a><text:a xlink:type="simple" xlink:href="https://puu.sh/iAn1Y/3135e8cc8d.JPG" text:style-name="Internet_20_link" text:visited-style-name="Visited_20_Internet_20_Link">puu</text:a><text:a xlink:type="simple" xlink:href="https://puu.sh/iAn1Y/3135e8cc8d.JPG" text:style-name="Internet_20_link" text:visited-style-name="Visited_20_Internet_20_Link">.</text:a><text:a xlink:type="simple" xlink:href="https://puu.sh/iAn1Y/3135e8cc8d.JPG" text:style-name="Internet_20_link" text:visited-style-name="Visited_20_Internet_20_Link">sh</text:a><text:a xlink:type="simple" xlink:href="https://puu.sh/iAn1Y/3135e8cc8d.JPG" text:style-name="Internet_20_link" text:visited-style-name="Visited_20_Internet_20_Link">/</text:a><text:a xlink:type="simple" xlink:href="https://puu.sh/iAn1Y/3135e8cc8d.JPG" text:style-name="Internet_20_link" text:visited-style-name="Visited_20_Internet_20_Link">iAn</text:a><text:a xlink:type="simple" xlink:href="https://puu.sh/iAn1Y/3135e8cc8d.JPG" text:style-name="Internet_20_link" text:visited-style-name="Visited_20_Internet_20_Link">1</text:a><text:a xlink:type="simple" xlink:href="https://puu.sh/iAn1Y/3135e8cc8d.JPG" text:style-name="Internet_20_link" text:visited-style-name="Visited_20_Internet_20_Link">Y</text:a><text:a xlink:type="simple" xlink:href="https://puu.sh/iAn1Y/3135e8cc8d.JPG" text:style-name="Internet_20_link" text:visited-style-name="Visited_20_Internet_20_Link">/3135</text:a><text:a xlink:type="simple" xlink:href="https://puu.sh/iAn1Y/3135e8cc8d.JPG" text:style-name="Internet_20_link" text:visited-style-name="Visited_20_Internet_20_Link">e</text:a><text:a xlink:type="simple" xlink:href="https://puu.sh/iAn1Y/3135e8cc8d.JPG" text:style-name="Internet_20_link" text:visited-style-name="Visited_20_Internet_20_Link">8</text:a><text:a xlink:type="simple" xlink:href="https://puu.sh/iAn1Y/3135e8cc8d.JPG" text:style-name="Internet_20_link" text:visited-style-name="Visited_20_Internet_20_Link">cc</text:a><text:a xlink:type="simple" xlink:href="https://puu.sh/iAn1Y/3135e8cc8d.JPG" text:style-name="Internet_20_link" text:visited-style-name="Visited_20_Internet_20_Link">8</text:a><text:a xlink:type="simple" xlink:href="https://puu.sh/iAn1Y/3135e8cc8d.JPG" text:style-name="Internet_20_link" text:visited-style-name="Visited_20_Internet_20_Link">d</text:a><text:a xlink:type="simple" xlink:href="https://puu.sh/iAn1Y/3135e8cc8d.JPG" text:style-name="Internet_20_link" text:visited-style-name="Visited_20_Internet_20_Link">.</text:a><text:a xlink:type="simple" xlink:href="https://puu.sh/iAn1Y/3135e8cc8d.JPG" text:style-name="Internet_20_link" text:visited-style-name="Visited_20_Internet_20_Link">JPG</text:a></text:p>
      <text:p text:style-name="P2"/>
      <text:p text:style-name="P2"><text:a xlink:type="simple" xlink:href="https://puu.sh/iAn1u/5476dccdd8.JPG" text:style-name="Internet_20_link" text:visited-style-name="Visited_20_Internet_20_Link">https</text:a><text:a xlink:type="simple" xlink:href="https://puu.sh/iAn1u/5476dccdd8.JPG" text:style-name="Internet_20_link" text:visited-style-name="Visited_20_Internet_20_Link">://</text:a><text:a xlink:type="simple" xlink:href="https://puu.sh/iAn1u/5476dccdd8.JPG" text:style-name="Internet_20_link" text:visited-style-name="Visited_20_Internet_20_Link">puu</text:a><text:a xlink:type="simple" xlink:href="https://puu.sh/iAn1u/5476dccdd8.JPG" text:style-name="Internet_20_link" text:visited-style-name="Visited_20_Internet_20_Link">.</text:a><text:a xlink:type="simple" xlink:href="https://puu.sh/iAn1u/5476dccdd8.JPG" text:style-name="Internet_20_link" text:visited-style-name="Visited_20_Internet_20_Link">sh</text:a><text:a xlink:type="simple" xlink:href="https://puu.sh/iAn1u/5476dccdd8.JPG" text:style-name="Internet_20_link" text:visited-style-name="Visited_20_Internet_20_Link">/</text:a><text:a xlink:type="simple" xlink:href="https://puu.sh/iAn1u/5476dccdd8.JPG" text:style-name="Internet_20_link" text:visited-style-name="Visited_20_Internet_20_Link">iAn</text:a><text:a xlink:type="simple" xlink:href="https://puu.sh/iAn1u/5476dccdd8.JPG" text:style-name="Internet_20_link" text:visited-style-name="Visited_20_Internet_20_Link">1</text:a><text:a xlink:type="simple" xlink:href="https://puu.sh/iAn1u/5476dccdd8.JPG" text:style-name="Internet_20_link" text:visited-style-name="Visited_20_Internet_20_Link">u</text:a><text:a xlink:type="simple" xlink:href="https://puu.sh/iAn1u/5476dccdd8.JPG" text:style-name="Internet_20_link" text:visited-style-name="Visited_20_Internet_20_Link">/5476</text:a><text:a xlink:type="simple" xlink:href="https://puu.sh/iAn1u/5476dccdd8.JPG" text:style-name="Internet_20_link" text:visited-style-name="Visited_20_Internet_20_Link">dccdd</text:a><text:a xlink:type="simple" xlink:href="https://puu.sh/iAn1u/5476dccdd8.JPG" text:style-name="Internet_20_link" text:visited-style-name="Visited_20_Internet_20_Link">8.</text:a><text:a xlink:type="simple" xlink:href="https://puu.sh/iAn1u/5476dccdd8.JPG" text:style-name="Internet_20_link" text:visited-style-name="Visited_20_Internet_20_Link">JPG</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2T23:20:45.681000000</dc:date>
    <meta:editing-duration>PT1H31M12S</meta:editing-duration>
    <meta:document-statistic meta:table-count="0" meta:image-count="0" meta:object-count="0" meta:page-count="3" meta:paragraph-count="15" meta:word-count="1182" meta:character-count="7802" meta:non-whitespace-character-count="6622"/>
  </office:meta>
</office:document-meta>
</file>